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38458E3FB336C1E8D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fcce4" draw:textarea-horizontal-align="justify" draw:textarea-vertical-align="middle" draw:auto-grow-height="false" fo:min-height="8.386cm" fo:min-width="19.185cm"/>
    </style:style>
    <style:style style:name="gr2" style:family="graphic" style:parent-style-name="standard">
      <style:graphic-properties draw:fill="solid" draw:fill-color="#fff9ae" draw:textarea-horizontal-align="justify" draw:textarea-vertical-align="middle" draw:auto-grow-height="false" fo:min-height="1.401cm" fo:min-width="4.834cm"/>
    </style:style>
    <style:style style:name="gr3" style:family="graphic" style:parent-style-name="standard">
      <style:graphic-properties draw:fill="solid" draw:fill-color="#fff9ae" draw:textarea-horizontal-align="justify" draw:textarea-vertical-align="middle" draw:auto-grow-height="false" fo:min-height="3.941cm" fo:min-width="3.691cm"/>
    </style:style>
    <style:style style:name="gr4" style:family="graphic" style:parent-style-name="standard">
      <style:graphic-properties draw:fill="solid" draw:fill-color="#adc5e7" draw:textarea-horizontal-align="justify" draw:textarea-vertical-align="middle" draw:auto-grow-height="false" fo:min-height="0.306cm" fo:min-width="3.565cm"/>
    </style:style>
    <style:style style:name="gr5" style:family="graphic" style:parent-style-name="standard">
      <style:graphic-properties draw:fill="solid" draw:fill-color="#faa61a" draw:textarea-horizontal-align="justify" draw:textarea-vertical-align="middle" draw:auto-grow-height="false" fo:min-height="0.513cm" fo:min-width="2.802cm"/>
    </style:style>
    <style:style style:name="gr6" style:family="graphic" style:parent-style-name="standard">
      <style:graphic-properties draw:fill="solid" draw:fill-color="#72bf44" draw:textarea-horizontal-align="justify" draw:textarea-vertical-align="middle" draw:auto-grow-height="false" fo:min-height="0.989cm" fo:min-width="3.786cm"/>
    </style:style>
    <style:style style:name="gr7" style:family="graphic" style:parent-style-name="standard">
      <style:graphic-properties draw:fill="solid" draw:fill-color="#fff200" draw:textarea-horizontal-align="justify" draw:textarea-vertical-align="middle" draw:auto-grow-height="false" fo:min-height="0.799cm" fo:min-width="3.7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487cm"/>
    </style:style>
    <style:style style:name="gr10" style:family="graphic" style:parent-style-name="standard">
      <style:graphic-properties draw:fill="solid" draw:fill-color="#dfcce4" draw:textarea-horizontal-align="justify" draw:textarea-vertical-align="middle" draw:auto-grow-height="false" fo:min-height="0.512cm" fo:min-width="2.167cm"/>
    </style:style>
    <style:style style:name="gr11" style:family="graphic" style:parent-style-name="standard">
      <style:graphic-properties draw:textarea-horizontal-align="justify" draw:textarea-vertical-align="middle" draw:auto-grow-height="false" fo:min-height="0.068cm" fo:min-width="1.2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14" style:family="graphic" style:parent-style-name="standard">
      <style:graphic-properties draw:fill="solid" draw:fill-color="#fcd4d1" draw:textarea-horizontal-align="justify" draw:textarea-vertical-align="middle" draw:auto-grow-height="false" fo:min-height="0.512cm" fo:min-width="3.691cm"/>
    </style:style>
    <style:style style:name="gr15" style:family="graphic" style:parent-style-name="standard">
      <style:graphic-properties draw:textarea-horizontal-align="justify" draw:textarea-vertical-align="middle" draw:auto-grow-height="false" fo:min-height="0.132cm" fo:min-width="0.823cm"/>
    </style:style>
    <style:style style:name="gr16" style:family="graphic" style:parent-style-name="standard">
      <style:graphic-properties draw:fill="solid" draw:fill-color="#fff200" draw:textarea-horizontal-align="justify" draw:textarea-vertical-align="middle" draw:auto-grow-height="false" fo:min-height="0.417cm" fo:min-width="3.85cm"/>
    </style:style>
    <style:style style:name="gr17" style:family="graphic" style:parent-style-name="standard">
      <style:graphic-properties draw:fill="solid" draw:fill-color="#fff200" draw:textarea-horizontal-align="justify" draw:textarea-vertical-align="middle" draw:auto-grow-height="false" fo:min-height="0.799cm" fo:min-width="6.39cm"/>
    </style:style>
    <style:style style:name="gr18" style:family="graphic" style:parent-style-name="standard">
      <style:graphic-properties draw:fill="solid" draw:fill-color="#faa61a" draw:textarea-horizontal-align="justify" draw:textarea-vertical-align="middle" draw:auto-grow-height="false" fo:min-height="0.513cm" fo:min-width="2.675cm"/>
    </style:style>
    <style:style style:name="gr1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fcce4"/>
      <style:paragraph-properties fo:text-align="center"/>
    </style:style>
    <style:style style:name="P3" style:family="paragraph">
      <loext:graphic-properties draw:fill="solid" draw:fill-color="#fff9ae"/>
      <style:paragraph-properties fo:text-align="center"/>
    </style:style>
    <style:style style:name="P4" style:family="paragraph">
      <loext:graphic-properties draw:fill="solid" draw:fill-color="#adc5e7"/>
      <style:paragraph-properties fo:text-align="center"/>
    </style:style>
    <style:style style:name="P5" style:family="paragraph">
      <loext:graphic-properties draw:fill="solid" draw:fill-color="#faa61a"/>
      <style:paragraph-properties fo:text-align="center"/>
    </style:style>
    <style:style style:name="P6" style:family="paragraph">
      <loext:graphic-properties draw:fill="solid" draw:fill-color="#72bf44"/>
      <style:paragraph-properties fo:text-align="center"/>
    </style:style>
    <style:style style:name="P7" style:family="paragraph">
      <loext:graphic-properties draw:fill="solid" draw:fill-color="#fff2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cd4d1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685cm" svg:height="8.636cm" svg:x="1cm" svg:y="6.479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34cm" svg:height="1.651cm" svg:x="8.239cm" svg:y="10.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91cm" svg:height="4.191cm" svg:x="14.589cm" svg:y="8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34cm" svg:height="1.651cm" svg:x="8.237cm" svg:y="8.0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64cm" svg:height="0.889cm" svg:x="8.747cm" svg:y="8.384cm">
          <text:p text:style-name="P1">Influx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layer="layout" svg:width="3.556cm" svg:height="1.016cm" svg:x="14.97cm" svg:y="8.257cm">
          <text:p text:style-name="P1">Grafana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6" draw:layer="layout" svg:width="4.699cm" svg:height="1.651cm" svg:x="1.381cm" svg:y="7.622cm">
          <text:p text:style-name="P1">Jupyterlab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7" draw:layer="layout" svg:width="4.572cm" svg:height="1.397cm" svg:x="1.508cm" svg:y="10.924cm">
          <text:p text:style-name="P1">Ml Servic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8" draw:text-style-name="P8" draw:layer="layout" svg:width="1.383cm" svg:height="0.962cm" svg:x="10.664cm" svg:y="7.041cm">
          <draw:text-box>
            <text:p>DB</text:p>
          </draw:text-box>
        </draw:frame>
        <draw:frame draw:style-name="gr9" draw:text-style-name="P9" draw:layer="layout" svg:width="6.987cm" svg:height="0.878cm" svg:x="13.444cm" svg:y="6.987cm">
          <draw:text-box>
            <text:p><text:span text:style-name="T1">Visualizac</text:span><text:span text:style-name="T1">ión y </text:span><text:span text:style-name="T1">monitoreo</text:span></text:p>
          </draw:text-box>
        </draw:frame>
        <draw:custom-shape draw:style-name="gr10" draw:text-style-name="P2" draw:layer="layout" svg:width="2.667cm" svg:height="0.762cm" svg:x="2.524cm" svg:y="13.591cm">
          <text:p text:style-name="P1">Model.pkl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159cm" svg:height="0.635cm" svg:x="6.207cm" svg:y="11.3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2.159cm" svg:height="0.635cm" svg:x="6.207cm" svg:y="8.3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10" draw:layer="layout" svg:x1="3.921cm" svg:y1="13.337cm" svg:x2="3.921cm" svg:y2="12.321cm">
          <text:p/>
        </draw:line>
        <draw:frame draw:style-name="gr13" draw:text-style-name="P8" draw:layer="layout" svg:width="9.765cm" svg:height="0.962cm" svg:x="0.926cm" svg:y="4.374cm">
          <draw:text-box>
            <text:p>Model Dev / Simulación de datos</text:p>
          </draw:text-box>
        </draw:frame>
        <draw:custom-shape draw:style-name="gr14" draw:text-style-name="P11" draw:layer="layout" svg:width="4.191cm" svg:height="0.762cm" svg:x="1.762cm" svg:y="5.336cm">
          <text:p text:style-name="P1">Notebook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651cm" svg:height="0.762cm" svg:x="13.192cm" svg:y="8.51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10" draw:layer="layout" svg:x1="3.667cm" svg:y1="6.098cm" svg:x2="3.667cm" svg:y2="8.638cm">
          <text:p/>
        </draw:line>
        <draw:custom-shape draw:style-name="gr16" draw:text-style-name="P7" xml:id="id1" draw:id="id1" draw:layer="layout" svg:width="4.572cm" svg:height="0.889cm" svg:x="8.493cm" svg:y="11.051cm">
          <text:p text:style-name="P1">kapacito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7" xml:id="id2" draw:id="id2" draw:layer="layout" svg:width="7.239cm" svg:height="1.397cm" svg:x="7.985cm" svg:y="13.464cm">
          <text:p text:style-name="P1">Kapacitor-UDF Agen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5" draw:layer="layout" svg:width="3.429cm" svg:height="1.016cm" svg:x="15.097cm" svg:y="10.924cm">
          <text:p text:style-name="P1">Cronograf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" draw:layer="layout" svg:width="1.651cm" svg:height="0.762cm" svg:x="13.319cm" svg:y="11.17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9" draw:layer="layout" svg:width="6.987cm" svg:height="0.878cm" svg:x="8.239cm" svg:y="9.527cm">
          <draw:text-box>
            <text:p><text:span text:style-name="T1">Re</text:span><text:span text:style-name="T1">alti</text:span><text:span text:style-name="T1">me </text:span><text:span text:style-name="T1">Pr</text:span><text:span text:style-name="T1">oc</text:span><text:span text:style-name="T1">es</text:span><text:span text:style-name="T1">sin</text:span><text:span text:style-name="T1">g</text:span></text:p>
          </draw:text-box>
        </draw:frame>
        <draw:line draw:style-name="gr19" draw:text-style-name="P1" draw:layer="layout" svg:x1="5.445cm" svg:y1="12.067cm" svg:x2="8.112cm" svg:y2="13.718cm">
          <text:p text:style-name="P1">REST</text:p>
        </draw:line>
        <draw:connector draw:style-name="gr20" draw:text-style-name="P10" draw:layer="layout" draw:type="line" svg:x1="10.668cm" svg:y1="11.94cm" svg:x2="11.604cm" svg:y2="13.464cm" draw:start-shape="id1" draw:start-glue-point="7" draw:end-shape="id2" svg:d="M10668 11940l936 1524" svg:viewBox="0 0 937 1525">
          <text:p text:style-name="P1">socket</text:p>
        </draw:connector>
        <draw:frame draw:style-name="gr21" draw:text-style-name="P1" draw:layer="layout" svg:width="8.612cm" svg:height="4.844cm" svg:x="11.946cm" svg:y="1.508cm">
          <draw:image xlink:href="Pictures/10000201000006400000038458E3FB336C1E8DB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5T21:32:55.739357550</meta:creation-date>
    <dc:date>2020-12-29T18:40:45.213710770</dc:date>
    <meta:editing-duration>PT23M49S</meta:editing-duration>
    <meta:editing-cycles>5</meta:editing-cycles>
    <meta:generator>LibreOffice/6.0.7.3$Linux_X86_64 LibreOffice_project/00m0$Build-3</meta:generator>
    <meta:document-statistic meta:object-count="26"/>
  </office:meta>
</office:document-meta>
</file>